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adornments="Regular" style:font-family-generic="modern" style:font-pitch="fixed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1.02cm" fo:min-width="7.12cm"/>
    </style:style>
    <style:style style:name="gr2" style:family="graphic" style:parent-style-name="objectwithoutfill">
      <style:graphic-properties svg:stroke-color="#000000" draw:fill="none" draw:fill-color="#ffffff" draw:fill-image-width="0cm" draw:fill-image-height="0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fill-image-width="0cm" draw:fill-image-height="0cm"/>
      <style:paragraph-properties fo:text-align="center"/>
    </style:style>
    <style:style style:name="P3" style:family="paragraph">
      <loext:graphic-properties draw:fill="none" draw:fill-color="#ffffff" draw:fill-image-width="0cm" draw:fill-image-height="0cm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1.27cm" svg:x="8.62cm" svg:y="17.51cm">
          <text:p text:style-name="P1">YOL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1.27cm" svg:x="8.62cm" svg:y="16.24cm">
          <text:p text:style-name="P1">AGE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1.27cm" svg:x="8.62cm" svg:y="14.97cm">
          <text:p text:style-name="P1">RPC <text:s text:c="16"/>PING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43cm" svg:y1="14.97cm" svg:x2="12.43cm" svg:y2="16.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adornments="Regular" style:font-family-generic="modern" style:font-pitch="fixed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Regular" style:font-family-generic="modern" style:font-pitch="fixed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17:04:08.413474422</meta:creation-date>
    <dc:date>2016-02-04T17:43:19.866960366</dc:date>
    <meta:editing-duration>PT8M50S</meta:editing-duration>
    <meta:editing-cycles>1</meta:editing-cycles>
    <meta:document-statistic meta:object-count="4"/>
    <meta:generator>LibreOffice/5.0.4.2$Linux_X86_64 LibreOffice_project/00m0$Build-2</meta:generator>
  </office:meta>
</office:document-meta>
</file>